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2" style:family="graphic" style:parent-style-name="Default">
      <style:graphic-properties draw:stroke="none" svg:stroke-color="#000000" draw:fill="none" draw:fill-color="#ffffff" fo:min-height="1.0579in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.7567in" svg:height="5.528in" svg:x="4.7969in" svg:y="0.1949in">
            <draw:object draw:notify-on-update-of-ranges="Sheet1.B3:Sheet1.B3 Sheet1.B4:Sheet1.B11 Sheet1.D3:Sheet1.D3 Sheet1.D4:Sheet1.D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Text Frame 1" draw:style-name="gr2" draw:text-style-name="P2" svg:width="2.6075in" svg:height="1.0579in" svg:x="6.2642in" svg:y="0.5343in">
            <draw:text-box>
              <text:p>m(slope) = 1.4629 ± 0.0151<text:line-break/>b(y Intercept) = 0.0003 ± 0.007<text:line-break/>R<text:span text:style-name="T1">2</text:span><text:span text:style-name="T2"> = 0.999</text:span></text:p>
              <text:p><text:span text:style-name="T2">RMSE = 0.008</text:span></text:p>
            </draw:text-box>
          </draw:frame>
        </table:shapes>
        <table:table-column table:style-name="co1" table:default-cell-style-name="Default"/>
        <table:table-column table:style-name="co1" table:number-columns-repeated="4" table:default-cell-style-name="ce1"/>
        <table:table-column table:style-name="co1" table:number-columns-repeated="12" table:default-cell-style-name="Default"/>
        <table:table-row table:style-name="ro1" table:number-rows-repeated="2">
          <table:table-cell/>
          <table:table-cell table:style-name="Default" table:number-columns-repeated="4"/>
          <table:table-cell table:number-columns-repeated="12"/>
        </table:table-row>
        <table:table-row table:style-name="ro2">
          <table:table-cell/>
          <table:table-cell office:value-type="string" calcext:value-type="string">
            <text:p>סינוס זווית שבירה</text:p>
          </table:table-cell>
          <table:table-cell office:value-type="string" calcext:value-type="string">
            <text:p>זווית שבירה</text:p>
          </table:table-cell>
          <table:table-cell office:value-type="string" calcext:value-type="string">
            <text:p>סינוס זווית פגיעה</text:p>
          </table:table-cell>
          <table:table-cell office:value-type="string" calcext:value-type="string">
            <text:p>זווית פגיעה</text:p>
          </table:table-cell>
          <table:table-cell table:number-columns-repeated="12"/>
        </table:table-row>
        <table:table-row table:style-name="ro1">
          <table:table-cell/>
          <table:table-cell table:formula="of:=SIN(RADIANS([.C4]))" office:value-type="float" office:value="0.121869343405147" calcext:value-type="float">
            <text:p>0.121869343405147</text:p>
          </table:table-cell>
          <table:table-cell office:value-type="float" office:value="7" calcext:value-type="float">
            <text:p>7</text:p>
          </table:table-cell>
          <table:table-cell table:formula="of:=SIN(RADIANS([.E4]))" office:value-type="float" office:value="0.17364817766693" calcext:value-type="float">
            <text:p>0.17364817766693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table:number-matrix-columns-spanned="2" table:number-matrix-rows-spanned="5" table:formula="of:=LINEST([.D4:.D11]; [.B4:.B11]; 1; 1)" office:value-type="float" office:value="1.462875136171" calcext:value-type="float">
            <text:p>1.462875136171</text:p>
          </table:table-cell>
          <table:table-cell office:value-type="float" office:value="0.000292600621413341" calcext:value-type="float">
            <text:p>0.000292600621413341</text:p>
          </table:table-cell>
        </table:table-row>
        <table:table-row table:style-name="ro1">
          <table:table-cell/>
          <table:table-cell table:formula="of:=SIN(RADIANS([.C5]))" office:value-type="float" office:value="0.233445363855905" calcext:value-type="float">
            <text:p>0.233445363855905</text:p>
          </table:table-cell>
          <table:table-cell office:value-type="float" office:value="13.5" calcext:value-type="float">
            <text:p>13.5</text:p>
          </table:table-cell>
          <table:table-cell table:formula="of:=SIN(RADIANS([.E5]))" office:value-type="float" office:value="0.342020143325669" calcext:value-type="float">
            <text:p>0.342020143325669</text:p>
          </table:table-cell>
          <table:table-cell office:value-type="float" office:value="20" calcext:value-type="float">
            <text:p>20</text:p>
          </table:table-cell>
          <table:table-cell table:number-columns-repeated="10"/>
          <table:table-cell office:value-type="float" office:value="0.0151564980652291" calcext:value-type="float">
            <text:p>0.0151564980652291</text:p>
          </table:table-cell>
          <table:table-cell office:value-type="float" office:value="0.00732301483342954" calcext:value-type="float">
            <text:p>0.00732301483342954</text:p>
          </table:table-cell>
        </table:table-row>
        <table:table-row table:style-name="ro1">
          <table:table-cell/>
          <table:table-cell table:formula="of:=SIN(RADIANS([.C6]))" office:value-type="float" office:value="0.342020143325669" calcext:value-type="float">
            <text:p>0.342020143325669</text:p>
          </table:table-cell>
          <table:table-cell office:value-type="float" office:value="20" calcext:value-type="float">
            <text:p>20</text:p>
          </table:table-cell>
          <table:table-cell table:formula="of:=SIN(RADIANS([.E6]))"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  <table:table-cell table:number-columns-repeated="10"/>
          <table:table-cell office:value-type="float" office:value="0.999356342486265" calcext:value-type="float">
            <text:p>0.999356342486265</text:p>
          </table:table-cell>
          <table:table-cell office:value-type="float" office:value="0.00802575322177082" calcext:value-type="float">
            <text:p>0.00802575322177082</text:p>
          </table:table-cell>
        </table:table-row>
        <table:table-row table:style-name="ro1">
          <table:table-cell/>
          <table:table-cell table:formula="of:=SIN(RADIANS([.C7]))" office:value-type="float" office:value="0.438371146789077" calcext:value-type="float">
            <text:p>0.438371146789077</text:p>
          </table:table-cell>
          <table:table-cell office:value-type="float" office:value="26" calcext:value-type="float">
            <text:p>26</text:p>
          </table:table-cell>
          <table:table-cell table:formula="of:=SIN(RADIANS([.E7]))" office:value-type="float" office:value="0.642787609686539" calcext:value-type="float">
            <text:p>0.642787609686539</text:p>
          </table:table-cell>
          <table:table-cell office:value-type="float" office:value="40" calcext:value-type="float">
            <text:p>40</text:p>
          </table:table-cell>
          <table:table-cell table:number-columns-repeated="10"/>
          <table:table-cell office:value-type="float" office:value="9315.72758333352" calcext:value-type="float">
            <text:p>9315.727583333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formula="of:=SIN(RADIANS([.C8]))" office:value-type="float" office:value="0.515038074910054" calcext:value-type="float">
            <text:p>0.515038074910054</text:p>
          </table:table-cell>
          <table:table-cell office:value-type="float" office:value="31" calcext:value-type="float">
            <text:p>31</text:p>
          </table:table-cell>
          <table:table-cell table:formula="of:=SIN(RADIANS([.E8]))" office:value-type="float" office:value="0.766044443118978" calcext:value-type="float">
            <text:p>0.766044443118978</text:p>
          </table:table-cell>
          <table:table-cell office:value-type="float" office:value="50" calcext:value-type="float">
            <text:p>50</text:p>
          </table:table-cell>
          <table:table-cell table:number-columns-repeated="10"/>
          <table:table-cell office:value-type="float" office:value="0.600051303763302" calcext:value-type="float">
            <text:p>0.600051303763302</text:p>
          </table:table-cell>
          <table:table-cell office:value-type="float" office:value="0.000386476288660588" calcext:value-type="float">
            <text:p>0.000386476288660588</text:p>
          </table:table-cell>
        </table:table-row>
        <table:table-row table:style-name="ro1">
          <table:table-cell/>
          <table:table-cell table:formula="of:=SIN(RADIANS([.C9]))" office:value-type="float" office:value="0.587785252292473" calcext:value-type="float">
            <text:p>0.587785252292473</text:p>
          </table:table-cell>
          <table:table-cell office:value-type="float" office:value="36" calcext:value-type="float">
            <text:p>36</text:p>
          </table:table-cell>
          <table:table-cell table:formula="of:=SIN(RADIANS([.E9]))" office:value-type="float" office:value="0.866025403784439" calcext:value-type="float">
            <text:p>0.866025403784439</text:p>
          </table:table-cell>
          <table:table-cell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/>
          <table:table-cell table:formula="of:=SIN(RADIANS([.C10]))" office:value-type="float" office:value="0.642787609686539" calcext:value-type="float">
            <text:p>0.642787609686539</text:p>
          </table:table-cell>
          <table:table-cell office:value-type="float" office:value="40" calcext:value-type="float">
            <text:p>40</text:p>
          </table:table-cell>
          <table:table-cell table:formula="of:=SIN(RADIANS([.E10]))" office:value-type="float" office:value="0.939692620785908" calcext:value-type="float">
            <text:p>0.939692620785908</text:p>
          </table:table-cell>
          <table:table-cell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table-cell/>
          <table:table-cell table:formula="of:=SIN(RADIANS([.C11]))" office:value-type="float" office:value="0.681998360062499" calcext:value-type="float">
            <text:p>0.681998360062499</text:p>
          </table:table-cell>
          <table:table-cell office:value-type="float" office:value="43" calcext:value-type="float">
            <text:p>43</text:p>
          </table:table-cell>
          <table:table-cell table:formula="of:=SIN(RADIANS([.E11]))" office:value-type="float" office:value="0.984807753012208" calcext:value-type="float">
            <text:p>0.984807753012208</text:p>
          </table:table-cell>
          <table:table-cell office:value-type="float" office:value="80" calcext:value-type="float">
            <text:p>80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24T22:21:34.150474300</meta:creation-date>
    <dc:date>2025-07-24T22:54:05.127536500</dc:date>
    <meta:editing-duration>PT9M50S</meta:editing-duration>
    <meta:editing-cycles>3</meta:editing-cycles>
    <meta:generator>LibreOffice/25.2.5.2$Windows_X86_64 LibreOffice_project/03d19516eb2e1dd5d4ccd751a0d6f35f35e08022</meta:generator>
    <meta:document-statistic meta:table-count="1" meta:cell-count="46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3pt" style:font-size-asian="13pt" style:font-size-complex="13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2" chart:regression-type="linear"/>
      <style:graphic-properties svg:stroke-color="#004586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style:text-position="0% 100%" fo:font-size="9pt" style:letter-kerning="false" style:font-size-asian="9pt" style:font-size-complex="9pt"/>
    </style:style>
  </office:automatic-styles>
  <office:body>
    <office:chart>
      <chart:chart svg:width="19.703cm" svg:height="14.042cm" xlink:href=".." xlink:type="simple" chart:class="chart:scatter" chart:style-name="ch1">
        <chart:plot-area chart:style-name="ch2" svg:x="1.417cm" svg:y="0.28cm" svg:width="17.892cm" svg:height="12.489cm">
          <chart:coordinate-region svg:x="2.168cm" svg:y="0.483cm" svg:width="16.889cm" svg:height="11.633cm"/>
          <chart:axis chart:dimension="x" chart:name="primary-x" chart:style-name="ch3" chartooo:axis-type="auto">
            <chart:title svg:x="9.094cm" svg:y="13.049cm" chart:style-name="ch4">
              <text:p><text:span text:style-name="T1">סינוס זווית שבירה</text:span></text:p>
            </chart:title>
            <chart:categories table:cell-range-address="Sheet1.B4:Sheet1.B11"/>
          </chart:axis>
          <chart:axis chart:dimension="y" chart:name="primary-y" chart:style-name="ch5">
            <chart:title svg:x="0.451cm" svg:y="7.751cm" chart:style-name="ch6">
              <text:p><text:span text:style-name="T1">סינוס זווית פגיעה</text:span></text:p>
            </chart:title>
            <chart:grid chart:style-name="ch7" chart:class="major"/>
          </chart:axis>
          <chart:series chart:style-name="ch8" chart:values-cell-range-address="Sheet1.D4:Sheet1.D11" chart:label-cell-address="Sheet1.D3:Sheet1.D3" chart:class="chart:scatter">
            <chart:domain table:cell-range-address="Sheet1.B4:Sheet1.B11"/>
            <chart:regression-curve chart:style-name="ch9"/>
            <chart:data-point chart:repeated="2"/>
            <chart:data-point chart:style-name="ch10" chart:repeated="2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סינוס זווית פגיעה</text:p>
                <draw:g>
                  <svg:desc>Sheet1.D3:Sheet1.D3</svg:desc>
                </draw:g>
              </table:table-cell>
            </table:table-row>
          </table:table-header-rows>
          <table:table-rows>
            <table:table-row>
              <table:table-cell office:value-type="float" office:value="0.121869343405147">
                <text:p>0.121869343405147</text:p>
                <draw:g>
                  <svg:desc>Sheet1.B4:Sheet1.B11</svg:desc>
                </draw:g>
              </table:table-cell>
              <table:table-cell office:value-type="float" office:value="0.17364817766693">
                <text:p>0.17364817766693</text:p>
                <draw:g>
                  <svg:desc>Sheet1.D4:Sheet1.D11</svg:desc>
                </draw:g>
              </table:table-cell>
            </table:table-row>
            <table:table-row>
              <table:table-cell office:value-type="float" office:value="0.233445363855905">
                <text:p>0.233445363855905</text:p>
              </table:table-cell>
              <table:table-cell office:value-type="float" office:value="0.342020143325669">
                <text:p>0.342020143325669</text:p>
              </table:table-cell>
            </table:table-row>
            <table:table-row>
              <table:table-cell office:value-type="float" office:value="0.342020143325669">
                <text:p>0.34202014332566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438371146789077">
                <text:p>0.438371146789077</text:p>
              </table:table-cell>
              <table:table-cell office:value-type="float" office:value="0.642787609686539">
                <text:p>0.642787609686539</text:p>
              </table:table-cell>
            </table:table-row>
            <table:table-row>
              <table:table-cell office:value-type="float" office:value="0.515038074910054">
                <text:p>0.515038074910054</text:p>
              </table:table-cell>
              <table:table-cell office:value-type="float" office:value="0.766044443118978">
                <text:p>0.766044443118978</text:p>
              </table:table-cell>
            </table:table-row>
            <table:table-row>
              <table:table-cell office:value-type="float" office:value="0.587785252292473">
                <text:p>0.587785252292473</text:p>
              </table:table-cell>
              <table:table-cell office:value-type="float" office:value="0.866025403784439">
                <text:p>0.866025403784439</text:p>
              </table:table-cell>
            </table:table-row>
            <table:table-row>
              <table:table-cell office:value-type="float" office:value="0.642787609686539">
                <text:p>0.642787609686539</text:p>
              </table:table-cell>
              <table:table-cell office:value-type="float" office:value="0.939692620785908">
                <text:p>0.939692620785908</text:p>
              </table:table-cell>
            </table:table-row>
            <table:table-row>
              <table:table-cell office:value-type="float" office:value="0.681998360062499">
                <text:p>0.681998360062499</text:p>
              </table:table-cell>
              <table:table-cell office:value-type="float" office:value="0.984807753012208">
                <text:p>0.9848077530122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2.5.2$Windows_X86_64 LibreOffice_project/03d19516eb2e1dd5d4ccd751a0d6f35f35e0802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